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endanc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urso</text:p>
          </table:table-cell>
          <table:table-cell office:value-type="string" table:style-name="ce1">
            <text:p>EMB5113-04605/05601/05608 (20231) - Modelagem de Sistem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upo</text:p>
          </table:table-cell>
          <table:table-cell office:value-type="string" table:style-name="ce1">
            <text:p>Todos os participante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D do Estudante</text:p>
          </table:table-cell>
          <table:table-cell office:value-type="string" table:style-name="ce2">
            <text:p>Sobre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7/03/2023 16:20 Todos os estudantes</text:p>
          </table:table-cell>
          <table:table-cell office:value-type="string" table:style-name="ce2">
            <text:p>8/03/2023 13:30 Todos os estudantes</text:p>
          </table:table-cell>
          <table:table-cell office:value-type="string" table:style-name="ce2">
            <text:p>14/03/2023 16:20 Todos os estudantes</text:p>
          </table:table-cell>
          <table:table-cell office:value-type="string" table:style-name="ce2">
            <text:p>15/03/2023 13:30 Todos os estudantes</text:p>
          </table:table-cell>
          <table:table-cell office:value-type="string" table:style-name="ce2">
            <text:p>21/03/2023 16:20 Todos os estudantes</text:p>
          </table:table-cell>
          <table:table-cell office:value-type="string" table:style-name="ce2">
            <text:p>22/03/2023 13:30 Todos os estudantes</text:p>
          </table:table-cell>
          <table:table-cell office:value-type="string" table:style-name="ce2">
            <text:p>28/03/2023 16:20 Todos os estudantes</text:p>
          </table:table-cell>
          <table:table-cell office:value-type="string" table:style-name="ce2">
            <text:p>29/03/2023 13:30 Todos os estudantes</text:p>
          </table:table-cell>
          <table:table-cell office:value-type="string" table:style-name="ce2">
            <text:p>4/04/2023 16:20 Todos os estudantes</text:p>
          </table:table-cell>
          <table:table-cell office:value-type="string" table:style-name="ce2">
            <text:p>5/04/2023 13:30 Todos os estudantes</text:p>
          </table:table-cell>
          <table:table-cell office:value-type="string" table:style-name="ce2">
            <text:p>11/04/2023 16:20 Todos os estudantes</text:p>
          </table:table-cell>
          <table:table-cell office:value-type="string" table:style-name="ce2">
            <text:p>12/04/2023 13:30 Todos os estudantes</text:p>
          </table:table-cell>
          <table:table-cell office:value-type="string" table:style-name="ce2">
            <text:p>18/04/2023 16:20 Todos os estudantes</text:p>
          </table:table-cell>
          <table:table-cell office:value-type="string" table:style-name="ce2">
            <text:p>19/04/2023 13:30 Todos os estudantes</text:p>
          </table:table-cell>
          <table:table-cell office:value-type="string" table:style-name="ce2">
            <text:p>25/04/2023 16:20 Todos os estudantes</text:p>
          </table:table-cell>
          <table:table-cell office:value-type="string" table:style-name="ce2">
            <text:p>26/04/2023 13:30 Todos os estudantes</text:p>
          </table:table-cell>
          <table:table-cell office:value-type="string" table:style-name="ce2">
            <text:p>2/05/2023 16:20 Todos os estudantes</text:p>
          </table:table-cell>
          <table:table-cell office:value-type="string" table:style-name="ce2">
            <text:p>3/05/2023 13:30 Todos os estudantes</text:p>
          </table:table-cell>
          <table:table-cell office:value-type="string" table:style-name="ce2">
            <text:p>9/05/2023 16:20 Todos os estudantes</text:p>
          </table:table-cell>
          <table:table-cell office:value-type="string" table:style-name="ce2">
            <text:p>10/05/2023 13:30 Todos os estudantes</text:p>
          </table:table-cell>
          <table:table-cell office:value-type="string" table:style-name="ce2">
            <text:p>16/05/2023 16:20 Todos os estudantes</text:p>
          </table:table-cell>
          <table:table-cell office:value-type="string" table:style-name="ce2">
            <text:p>17/05/2023 13:30 Todos os estudantes</text:p>
          </table:table-cell>
          <table:table-cell office:value-type="string" table:style-name="ce2">
            <text:p>23/05/2023 16:20 Todos os estudantes</text:p>
          </table:table-cell>
          <table:table-cell office:value-type="string" table:style-name="ce2">
            <text:p>24/05/2023 13:30 Todos os estudantes</text:p>
          </table:table-cell>
          <table:table-cell office:value-type="string" table:style-name="ce2">
            <text:p>30/05/2023 16:20 Todos os estudantes</text:p>
          </table:table-cell>
          <table:table-cell office:value-type="string" table:style-name="ce2">
            <text:p>31/05/2023 13:30 Todos os estudantes</text:p>
          </table:table-cell>
          <table:table-cell office:value-type="string" table:style-name="ce2">
            <text:p>6/06/2023 16:20 Todos os estudantes</text:p>
          </table:table-cell>
          <table:table-cell office:value-type="string" table:style-name="ce2">
            <text:p>7/06/2023 13:30 Todos os estudantes</text:p>
          </table:table-cell>
          <table:table-cell office:value-type="string" table:style-name="ce2">
            <text:p>13/06/2023 16:20 Todos os estudantes</text:p>
          </table:table-cell>
          <table:table-cell office:value-type="string" table:style-name="ce2">
            <text:p>14/06/2023 13:30 Todos os estudantes</text:p>
          </table:table-cell>
          <table:table-cell office:value-type="string" table:style-name="ce2">
            <text:p>20/06/2023 16:20 Todos os estudantes</text:p>
          </table:table-cell>
          <table:table-cell office:value-type="string" table:style-name="ce2">
            <text:p>21/06/2023 13:30 Todos os estudantes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Au</text:p>
          </table:table-cell>
          <table:table-cell office:value-type="string" table:style-name="ce2">
            <text:p>Sessões anotadas</text:p>
          </table:table-cell>
          <table:table-cell office:value-type="string" table:style-name="ce2">
            <text:p>Pontos</text:p>
          </table:table-cell>
          <table:table-cell office:value-type="string" table:style-name="ce2">
            <text:p>Porcentagem</text:p>
          </table:table-cell>
          <table:table-cell table:number-columns-repeated="1634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20 / 42</text:p>
          </table:table-cell>
          <table:table-cell office:value-type="string" table:style-name="ce1">
            <text:p>47,6</text:p>
          </table:table-cell>
          <table:table-cell table:number-columns-repeated="1634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9 / 48</text:p>
          </table:table-cell>
          <table:table-cell office:value-type="string" table:style-name="ce1">
            <text:p>81,3</text:p>
          </table:table-cell>
          <table:table-cell table:number-columns-repeated="1634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4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4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4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5 / 42</text:p>
          </table:table-cell>
          <table:table-cell office:value-type="string" table:style-name="ce1">
            <text:p>83,3</text:p>
          </table:table-cell>
          <table:table-cell table:number-columns-repeated="1634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3 / 46</text:p>
          </table:table-cell>
          <table:table-cell office:value-type="string" table:style-name="ce1">
            <text:p>71,7</text:p>
          </table:table-cell>
          <table:table-cell table:number-columns-repeated="1634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4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4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9 / 46</text:p>
          </table:table-cell>
          <table:table-cell office:value-type="string" table:style-name="ce1">
            <text:p>84,8</text:p>
          </table:table-cell>
          <table:table-cell table:number-columns-repeated="1634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4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4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4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5 / 48</text:p>
          </table:table-cell>
          <table:table-cell office:value-type="string" table:style-name="ce1">
            <text:p>93,8</text:p>
          </table:table-cell>
          <table:table-cell table:number-columns-repeated="1634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4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7 / 46</text:p>
          </table:table-cell>
          <table:table-cell office:value-type="string" table:style-name="ce1">
            <text:p>80,4</text:p>
          </table:table-cell>
          <table:table-cell table:number-columns-repeated="1634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4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7 / 44</text:p>
          </table:table-cell>
          <table:table-cell office:value-type="string" table:style-name="ce1">
            <text:p>84,1</text:p>
          </table:table-cell>
          <table:table-cell table:number-columns-repeated="1634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6 / 44</text:p>
          </table:table-cell>
          <table:table-cell office:value-type="string" table:style-name="ce1">
            <text:p>81,8</text:p>
          </table:table-cell>
          <table:table-cell table:number-columns-repeated="1634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3 / 48</text:p>
          </table:table-cell>
          <table:table-cell office:value-type="string" table:style-name="ce1">
            <text:p>89,6</text:p>
          </table:table-cell>
          <table:table-cell table:number-columns-repeated="1634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 / 48</text:p>
          </table:table-cell>
          <table:table-cell office:value-type="string" table:style-name="ce1">
            <text:p>100,0</text:p>
          </table:table-cell>
          <table:table-cell table:number-columns-repeated="1634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5 / 46</text:p>
          </table:table-cell>
          <table:table-cell office:value-type="string" table:style-name="ce1">
            <text:p>97,8</text:p>
          </table:table-cell>
          <table:table-cell table:number-columns-repeated="1634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4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4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42 / 42</text:p>
          </table:table-cell>
          <table:table-cell office:value-type="string" table:style-name="ce1">
            <text:p>100,0</text:p>
          </table:table-cell>
          <table:table-cell table:number-columns-repeated="1634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3 / 44</text:p>
          </table:table-cell>
          <table:table-cell office:value-type="string" table:style-name="ce1">
            <text:p>97,7</text:p>
          </table:table-cell>
          <table:table-cell table:number-columns-repeated="1634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4 / 46</text:p>
          </table:table-cell>
          <table:table-cell office:value-type="string" table:style-name="ce1">
            <text:p>95,7</text:p>
          </table:table-cell>
          <table:table-cell table:number-columns-repeated="1634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4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9 / 44</text:p>
          </table:table-cell>
          <table:table-cell office:value-type="string" table:style-name="ce1">
            <text:p>88,6</text:p>
          </table:table-cell>
          <table:table-cell table:number-columns-repeated="1634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4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3 / 46</text:p>
          </table:table-cell>
          <table:table-cell office:value-type="string" table:style-name="ce1">
            <text:p>93,5</text:p>
          </table:table-cell>
          <table:table-cell table:number-columns-repeated="1634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4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4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4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42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4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7 / 48</text:p>
          </table:table-cell>
          <table:table-cell office:value-type="string" table:style-name="ce1">
            <text:p>97,9</text:p>
          </table:table-cell>
          <table:table-cell table:number-columns-repeated="1634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4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0 / 48</text:p>
          </table:table-cell>
          <table:table-cell office:value-type="string" table:style-name="ce1">
            <text:p>83,3</text:p>
          </table:table-cell>
          <table:table-cell table:number-columns-repeated="1634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0 / 38</text:p>
          </table:table-cell>
          <table:table-cell office:value-type="string" table:style-name="ce1">
            <text:p>26,3</text:p>
          </table:table-cell>
          <table:table-cell table:number-columns-repeated="1634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42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Benjamin Grando Moreira</meta:initial-creator>
    <dc:creator>Benjamin Grando moreira</dc:creator>
    <meta:creation-date>2023-06-22T13:24:56Z</meta:creation-date>
    <dc:date>2023-06-22T16:27:49Z</dc:date>
  </office:meta>
</office:document-meta>
</file>